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13">
      <style:table-cell-properties fo:border-top="none" fo:border-bottom="none" fo:border-left="none" fo:border-right="thin solid #000000"/>
      <style:text-properties style:text-line-through-style="solid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13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011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style-name="ce2"/>
          <table:table-cell office:value-type="string" table:style-name="ce3">
            <text:p>Description</text:p>
          </table:table-cell>
          <table:table-cell office:value-type="string" table:style-name="ce3">
            <text:p>Specifications</text:p>
          </table:table-cell>
          <table:table-cell office:value-type="string" table:style-name="ce3">
            <text:p>Side Notes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S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MS_2</text:p>
          </table:table-cell>
          <table:table-cell office:value-type="string" table:style-name="ce1">
            <text:p>1 min + 1 m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MS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MS_4</text:p>
          </table:table-cell>
          <table:table-cell office:value-type="string" table:style-name="ce1">
            <text:p>Postu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MS_5</text:p>
          </table:table-cell>
          <table:table-cell office:value-type="string" table:style-name="ce1">
            <text:p>Res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MS_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MS_7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1 - Conditio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MS_8</text:p>
          </table:table-cell>
          <table:table-cell office:value-type="string" table:style-name="ce1">
            <text:p>Posture<text:s/></text:p>
          </table:table-cell>
          <table:table-cell table:style-name="ce1"/>
          <table:table-cell office:value-type="string" table:style-name="ce1">
            <text:p>Tremor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S_9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2 - Condition 4</text:p>
          </table:table-cell>
          <table:table-cell office:value-type="string" table:style-name="ce1">
            <text:p>3rd target readjusted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S_10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3 - Conditio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MS_11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4 - Condition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MS_12</text:p>
          </table:table-cell>
          <table:table-cell office:value-type="string" table:style-name="ce1">
            <text:p>Rest<text:s/></text:p>
          </table:table-cell>
          <table:table-cell table:style-name="ce1"/>
          <table:table-cell office:value-type="string" table:style-name="ce1">
            <text:p>Tremor + no labjack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S_13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1 - Condition 1</text:p>
          </table:table-cell>
          <table:table-cell office:value-type="string" table:style-name="ce1">
            <text:p>Tremor (ET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S_14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2 - Condition 2</text:p>
          </table:table-cell>
          <table:table-cell office:value-type="string" table:style-name="ce1">
            <text:p>Tremor + No matlab recording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S_15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2 - Condition 2</text:p>
          </table:table-cell>
          <table:table-cell office:value-type="string" table:style-name="ce1">
            <text:p>Tremor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S_16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3 - Condition 3</text:p>
          </table:table-cell>
          <table:table-cell office:value-type="string" table:style-name="ce1">
            <text:p>Tremor + 2nd not adjusting, 5th adjusting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S_17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Block 4 - Condition 4</text:p>
          </table:table-cell>
          <table:table-cell office:value-type="string" table:style-name="ce1">
            <text:p>Tremo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TE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change the range of the target filling gre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. make targets smaller (induce stres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sensitivity of accuracy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. allow to readjust or not?</text:p>
          </table:table-cell>
          <table:table-cell table:number-columns-repeated="16383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Marielle Stam</meta:initial-creator>
    <dc:creator>Marielle Stam</dc:creator>
    <meta:creation-date>2019-12-09T14:32:20Z</meta:creation-date>
    <dc:date>2019-12-10T14:42:18Z</dc:date>
  </office:meta>
</office:document-meta>
</file>